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1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7-14" calcext:value-type="date">
            <text:p>14/07/2025</text:p>
          </table:table-cell>
          <table:table-cell table:style-name="ce41" table:formula="of:=[.C12]-[.F1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29" office:value-type="string" calcext:value-type="string">
            <text:p>Mens. 07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8-08" calcext:value-type="date">
            <text:p>08/08/2025</text:p>
          </table:table-cell>
          <table:table-cell table:style-name="ce41" table:formula="of:=[.C13]-[.F1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29" office:value-type="string" calcext:value-type="string">
            <text:p>Mens. 08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9-04" calcext:value-type="date">
            <text:p>04/09/2025</text:p>
          </table:table-cell>
          <table:table-cell table:style-name="ce41" table:formula="of:=[.C14]-[.F1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29" office:value-type="string" calcext:value-type="string">
            <text:p>Mens. 09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não</text:p>
          </table:table-cell>
          <table:table-cell table:style-name="ce32" office:value-type="float" office:value="0" calcext:value-type="float">
            <text:p>-</text:p>
          </table:table-cell>
          <table:table-cell table:style-name="ce24"/>
          <table:table-cell table:style-name="ce41" table:formula="of:=[.C15]-[.F15]" office:value-type="float" office:value="850" calcext:value-type="float">
            <text:p>850,00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5])" office:value-type="float" office:value="850" calcext:value-type="float">
            <text:p>850,00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2.743304851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2.7454554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10-01T10:56:03.100041774</dc:date>
    <dc:language>pt-PT</dc:language>
    <meta:editing-cycles>630</meta:editing-cycles>
    <meta:editing-duration>P1DT9H28M59S</meta:editing-duration>
    <meta:print-date>2021-06-25T13:43:09.170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